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1d0aff6" officeooo:paragraph-rsid="01aeffd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normal" officeooo:rsid="01b7e788" officeooo:paragraph-rsid="01cf7fe1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1pt" fo:font-style="normal" fo:font-weight="normal" officeooo:rsid="01b7e788" officeooo:paragraph-rsid="01d7d468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1pt" fo:font-style="normal" fo:font-weight="normal" officeooo:rsid="01b7e788" officeooo:paragraph-rsid="01d84e75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34c085" officeooo:paragraph-rsid="01da9c36" style:font-size-asian="10.5pt" style:font-size-complex="12pt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1e03e6a" officeooo:paragraph-rsid="01da9c36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 fo:break-before="page"/>
      <style:text-properties style:font-name="Courier New" fo:font-size="11pt" fo:font-style="normal" fo:font-weight="normal" officeooo:rsid="01b7e788" officeooo:paragraph-rsid="01d97adc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de08aa"/>
    </style:style>
    <style:style style:name="T2" style:family="text">
      <style:text-properties officeooo:rsid="015f19d4"/>
    </style:style>
    <style:style style:name="T3" style:family="text">
      <style:text-properties officeooo:rsid="01d358c8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1d28b8f" style:font-style-asian="italic" style:font-style-complex="italic"/>
    </style:style>
    <style:style style:name="T6" style:family="text">
      <style:text-properties fo:font-style="italic" officeooo:rsid="01d84e75" style:font-style-asian="italic" style:font-style-complex="italic"/>
    </style:style>
    <style:style style:name="T7" style:family="text">
      <style:text-properties fo:font-style="italic" officeooo:rsid="01df3c81" style:font-style-asian="italic" style:font-style-complex="italic"/>
    </style:style>
    <style:style style:name="T8" style:family="text">
      <style:text-properties officeooo:rsid="01d7d46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840c47"/>
    </style:style>
    <style:style style:name="T11" style:family="text">
      <style:text-properties officeooo:rsid="004259cd"/>
    </style:style>
    <style:style style:name="T12" style:family="text">
      <style:text-properties officeooo:rsid="01dee1f1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import java.nio.file.*;<text:line-break/>import console.*;<text:line-break/><text:line-break/><text:span text:style-name="T4">/*<text:line-break/> * Beispielprogramm für die Klassen DatabaseConnector und QueryResult<text:line-break/> * </text:span><text:span text:style-name="T5">(Name, Datum)</text:span><text:span text:style-name="T4"><text:line-break/> */<text:line-break/></text:span><text:span text:style-name="T9">public class DBBeispiel</text:span><text:line-break/>{<text:line-break/> <text:s text:c="2"/>private DatabaseConnector dbCon;<text:line-break/> <text:s text:c="2"/>private String <text:span text:style-name="T12">dateiname</text:span> = "terra.db";<text:line-break/><text:line-break/> <text:s text:c="2"/>public DBBeispiel() <text:s text:c="3"/>// dbCon wird in main() erzeugt<text:line-break/> <text:s text:c="2"/>{ }<text:line-break/><text:line-break/><text:span text:style-name="T4"> <text:s text:c="2"/>/*<text:line-break/> <text:s text:c="3"/>* Öffnet eine Verbindung mit der SQLite-Datei<text:line-break/> <text:s text:c="3"/>* und ruft die Methoden für die Datenbankabfragen auf.<text:line-break/> <text:s text:c="3"/>*/<text:line-break/> <text:s/></text:span><text:s/><text:span text:style-name="T9">public void main()</text:span><text:line-break/> <text:s text:c="2"/>{<text:line-break/> <text:s text:c="4"/><text:span text:style-name="T4"><text:s/>// Verbindung aufbauen (bei Fehler: Abbruch)<text:line-break/> <text:s text:c="4"/></text:span><text:s/>if (!Files.exists(Paths.get(dateiname)))<text:line-break/> <text:s text:c="5"/>{<text:line-break/> <text:s text:c="8"/>Console.println("Datei " + dateiname + " existiert nicht.");<text:line-break/> <text:s text:c="8"/>return;<text:line-break/> <text:s text:c="5"/>}<text:line-break/> <text:s text:c="5"/>dbCon = new DatabaseConnector("", 0, dateiname, "", "");<text:line-break/> <text:s text:c="5"/>String fehler = dbCon.getErrorMessage();<text:line-break/> <text:s text:c="5"/>if (fehler != null)<text:line-break/> <text:s text:c="5"/>{<text:line-break/> <text:s text:c="8"/>Console.println(fehler);<text:line-break/> <text:s text:c="8"/>return;<text:line-break/> <text:s text:c="5"/>}<text:line-break/><text:line-break/> <text:s text:c="5"/><text:span text:style-name="T4">// Abfragen an die Datenbank</text:span><text:line-break/> <text:s text:c="5"/>Console.clear();<text:line-break/> <text:s text:c="5"/>europa();<text:line-break/> <text:s text:c="5"/>Console.println();<text:line-break/> <text:s text:c="5"/>englisch();<text:line-break/> <text:s text:c="2"/>}<text:line-break/><text:line-break/> <text:s/><text:span text:style-name="T4"><text:s/>/* <text:line-break/> <text:s text:c="3"/>* Ermittelt die Länder Europas und gibt sie auf der Konsole aus<text:line-break/> <text:s text:c="3"/>*/<text:line-break/> <text:s/></text:span><text:s/><text:span text:style-name="T9">public void europa()</text:span><text:line-break/> <text:s text:c="2"/>{<text:line-break/> <text:s text:c="5"/>QueryResult result;<text:line-break/><text:line-break/> <text:s/><text:span text:style-name="T4"><text:s text:c="4"/>// Sucht Namen und Fläche der Kontinente<text:line-break/> <text:s text:c="4"/></text:span><text:s/>dbCon.executeStatement(<text:line-break/> <text:s text:c="8"/>"SELECT Land.Name, Land.Einwohner, Land.Flaeche, Ort.Name "<text:line-break/> <text:s text:c="6"/><text:span text:style-name="T8">+</text:span> "FROM Land, Kontinent, Ort " +<text:line-break/> <text:s text:c="6"/><text:span text:style-name="T8">+</text:span> "WHERE Land.KNR = Kontinent.KNR AND Land.HauptONR = Ort.ONR "<text:line-break/> <text:s text:c="6"/><text:span text:style-name="T8">+</text:span> "AND Kontinent.Name = 'Europa';");<text:line-break/></text:p>
      <text:p text:style-name="P9"><text:s text:c="6"/>result = dbCon.getCurrentQueryResult();<text:line-break/> <text:s text:c="5"/>Console.println("Länder Europas");<text:line-break/><text:line-break/> <text:s text:c="5"/><text:span text:style-name="T4">// Fehler ausschließen</text:span><text:line-break/> <text:s text:c="5"/>if (dbCon.getErrorMessage() != null)<text:line-break/> <text:s text:c="5"/>{<text:line-break/> <text:s text:c="8"/>Console.println(dbCon.getErrorMessage());<text:line-break/> <text:s text:c="8"/>return;<text:line-break/> <text:s text:c="5"/>}<text:line-break/> <text:s text:c="5"/>if (result == null) <text:line-break/> <text:s text:c="5"/>{<text:line-break/> <text:s text:c="8"/>Console.println("Kein Abfrageergebnis");<text:line-break/> <text:s text:c="8"/>return;<text:line-break/> <text:s text:c="5"/>}<text:line-break/><text:line-break/> <text:s text:c="5"/>int zeilen <text:s text:c="13"/>= result.getRowCount();<text:line-break/> <text:s text:c="5"/>int spalten <text:s text:c="12"/>= result.getColumnCount();<text:line-break/> <text:s text:c="5"/>String[] <text:s text:c="2"/>spaltenNamen = result.getColumnNames();<text:line-break/> <text:s text:c="5"/>String[] <text:s text:c="2"/>datentypen <text:s text:c="2"/>= result.getColumnTypes();<text:line-break/> <text:s text:c="5"/>String[][] daten <text:s text:c="7"/>= result.getData();<text:line-break/> <text:s text:c="5"/>int s, z;<text:line-break/><text:line-break/> <text:s text:c="5"/><text:span text:style-name="T4">// Spaltennamen ausge</text:span><text:span text:style-name="T7">b</text:span><text:span text:style-name="T4">en</text:span><text:line-break/> <text:s text:c="5"/>for (s = 0; s &lt; spalten; s++)<text:line-break/> <text:s text:c="5"/>{<text:line-break/> <text:s text:c="8"/>Console.print(spaltenNamen[s] + " ");<text:line-break/> <text:s text:c="5"/>}<text:line-break/> <text:s text:c="5"/>Console.println();<text:line-break/> <text:s text:c="5"/><text:span text:style-name="T4">// Datentypen ausgeben</text:span><text:line-break/> <text:s text:c="5"/>for (s = 0; s &lt; spalten; s++)<text:line-break/> <text:s text:c="5"/>{<text:line-break/> <text:s text:c="8"/>Console.print(datentypen[s] + " ");<text:line-break/> <text:s text:c="5"/>}<text:line-break/> <text:s text:c="5"/>Console.println();<text:line-break/> <text:s text:c="5"/><text:span text:style-name="T4">// Daten ausgeben</text:span><text:line-break/> <text:s text:c="5"/>for (z = 0; z &lt; zeilen; z++)<text:line-break/> <text:s text:c="5"/>{<text:line-break/> <text:s text:c="8"/>for (s = 0; s &lt; spalten; s++) <text:line-break/> <text:s text:c="8"/>{<text:line-break/> <text:s text:c="11"/>Console.print(daten[z][s] + " ");<text:line-break/> <text:s text:c="8"/>}<text:line-break/> <text:s text:c="8"/>Console.println();<text:line-break/> <text:s text:c="5"/>} <text:s text:c="11"/><text:line-break/> <text:s text:c="2"/>}<text:line-break/><text:line-break/><text:span text:style-name="T4"> <text:s text:c="2"/>/*<text:line-break/> <text:s text:c="3"/>* Ermittelt </text:span><text:span text:style-name="T6">die </text:span><text:span text:style-name="T4">Anzahl Menschen weltweit, die Englisch sprechen<text:line-break/> <text:s text:c="3"/>*/<text:line-break/></text:span> <text:s text:c="2"/><text:span text:style-name="T9">public void englisch()</text:span><text:line-break/> <text:s text:c="2"/>{<text:line-break/> <text:s text:c="5"/>dbCon.executeStatement(</text:p>
      <text:p text:style-name="P5"><text:s text:c="9"/>"SELECT Land.Einwohner, gesprochen.Anteil "<text:line-break/> <text:s text:c="6"/><text:span text:style-name="T3">+</text:span> "FROM Sprache, gesprochen, Land "<text:line-break/> <text:s text:c="6"/><text:span text:style-name="T3">+</text:span> "WHERE Sprache.SNR = gesprochen.SNR "<text:line-break/> <text:s text:c="6"/><text:span text:style-name="T3">+</text:span> "AND <text:s text:c="2"/>gesprochen.LNR = Land.LNR "<text:line-break/> <text:s text:c="6"/><text:span text:style-name="T3">+ </text:span>"AND <text:s text:c="2"/>Sprache.Name = 'Englisch' "<text:line-break/> <text:s text:c="6"/><text:span text:style-name="T3">+</text:span> "AND <text:s text:c="2"/>gesprochen.Anteil IS NOT NULL;");<text:line-break/><text:soft-page-break/> <text:s text:c="5"/>QueryResult result = dbCon.getCurrentQueryResult();<text:line-break/></text:p>
      <text:p text:style-name="P6"><text:span text:style-name="T4"><text:s text:c="6"/>// Fehler ausschließen</text:span><text:line-break/> <text:s text:c="5"/>if (dbCon.getErrorMessage() != null)<text:line-break/> <text:s text:c="5"/>{<text:line-break/> <text:s text:c="8"/>Console.println(dbCon.getErrorMessage());<text:line-break/> <text:s text:c="8"/>return;<text:line-break/> <text:s text:c="5"/>}<text:line-break/> <text:s text:c="5"/>if (result == null) <text:line-break/> <text:s text:c="5"/>{<text:line-break/> <text:s text:c="8"/>Console.println("Kein Abfrageergebnis");<text:line-break/> <text:s text:c="8"/>return;<text:line-break/> <text:s text:c="5"/>}<text:line-break/><text:line-break/> <text:s text:c="5"/>int zeilen <text:s text:c="6"/>= result.getRowCount();<text:line-break/> <text:s text:c="5"/>String[][] daten = result.getData();<text:line-break/> <text:s text:c="5"/>int z, anzahl;<text:line-break/><text:line-break/><text:span text:style-name="T4"> <text:s text:c="5"/>// Durchschnittliche Einwohnerzahl ausrechnen</text:span><text:line-break/> <text:s text:c="5"/>anzahl = 0;<text:line-break/> <text:s text:c="5"/>for (z = 0; z &lt; zeilen; z++)<text:line-break/> <text:s text:c="5"/>{<text:line-break/> <text:s text:c="8"/>anzahl += Double.parseDouble(daten[z][0]) *<text:line-break/> <text:s text:c="18"/>Integer.parseInt(daten[z][1]) / 100;<text:line-break/> <text:s text:c="5"/>}<text:line-break/> <text:s text:c="5"/>Console.println(anzahl + " Mio. Menschen sprechen Englisch <text:line-break/> <text:s text:c="8"/>als Muttersprache."); <text:s text:c="7"/><text:line-break/> <text:s text:c="2"/>}<text:line-break/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draw:frame text:anchor-type="paragraph" draw:z-index="0" draw:name="Form1" draw:style-name="gr1" draw:text-style-name="P10" svg:width="1.795cm" svg:height="0.63cm" svg:x="15.171cm" svg:y="0.374cm"><draw:image xlink:href="Pictures/10000000000000580000001F196641809BB809C4.png" xlink:type="simple" xlink:show="embed" xlink:actuate="onLoad" loext:mime-type="image/png"><text:p/></draw:image></draw:frame></text:p>
      <text:p text:style-name="P8"><text:span text:style-name="T9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0">pothmann.de</text:span></text:a><text:span text:style-name="T10">, f</text:span>reigegeben unter <text:a xlink:type="simple" xlink:href="https://creativecommons.org/licenses/by-nc-sa/4.0/" text:style-name="Internet_20_link" text:visited-style-name="Visited_20_Internet_20_Link">CC BY-NC-SA 4.0</text:a>, <text:span text:style-name="T11">Jul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d0aff6" officeooo:paragraph-rsid="01aeffd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de08aa"/>
    </style:style>
    <style:style style:name="MT2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6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Datenbank und Java</text:span> – Lösung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<text:span text:style-name="MT2">nformatik – 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12T03:07:52.709000000</dc:date>
    <meta:editing-duration>P4DT7H56M8S</meta:editing-duration>
    <meta:editing-cycles>337</meta:editing-cycles>
    <meta:generator>LibreOffice/6.2.5.2$Windows_X86_64 LibreOffice_project/1ec314fa52f458adc18c4f025c545a4e8b22c159</meta:generator>
    <meta:document-statistic meta:table-count="1" meta:image-count="0" meta:object-count="0" meta:page-count="3" meta:paragraph-count="8" meta:word-count="418" meta:character-count="3950" meta:non-whitespace-character-count="2697"/>
  </office:meta>
</office:document-meta>
</file>